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1" fo:font-size="10pt" fo:language="fr" fo:country="FR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1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1" fo:font-size="10pt" fo:language="fr" fo:country="FR" fo:font-style="normal" style:text-underline-style="none" fo:font-weight="normal" style:text-blinking="false" fo:background-color="transparent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1" fo:font-size="10pt" fo:language="fr" fo:country="FR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Serif1" fo:font-size="10pt" fo:language="fr" fo:country="FR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7432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397eaf9d-6473-bdf2-22e8-cc2cf9f22867"/>[DP : Trouver un restaurant sur paris]</text:p>
      <text:p text:style-name="P3">Y: tu n'aurais pas de bon resto à me conseiller sur paris ?</text:p>
      <text:p text:style-name="P3">C: Bah écoutes ça fait super longtemps que je ne suis pas sortie.</text:p>
      <text:p text:style-name="P4">[DSP 1: Connaître les goûts de Yoren]</text:p>
      <text:p text:style-name="P3">Je peux te conseiller, après ça dépends de quelle style tu aimes ?</text:p>
      <text:p text:style-name="P3">Y: tant que tu peux m'éloigner de ce que j'aime à savoir de mc Do et quick à châtelet,      déjà ça serait pas mal.</text:p>
      <text:p text:style-name="P3">C: Ah non, mais la de toute façon ce n'est pas un restaurant </text:p>
      <text:p text:style-name="P3">Y: Voilà. je veux bien manger plus proprement.</text:p>
      <text:p text:style-name="P3"/>
      <text:p text:style-name="P4">[DSP 2: Proposer un premier restaurant sur paris et vérifier que ça convient]</text:p>
      <text:p text:style-name="P3">C: Un truc bien sympathique ...</text:p>
      <text:p text:style-name="P3">Alors, Après moi je sais que du côté de république y'a pas mal de restaurant sympa. </text:p>
      <text:p text:style-name="P3">Par exemple: parigot, brasserie classique avec un bon rapport qualité prix. </text:p>
      <text:p text:style-name="P3"><text:tab/><text:span text:style-name="T2">[DSP 2.1: Inconvénient du restaurant </text:span><text:span text:style-name="T3">proposé</text:span><text:span text:style-name="T2">]</text:span></text:p>
      <text:p text:style-name="P3"><text:tab/>Bien qu'ils ont réduit la taille de leur café gourmand, Avant tu avais de gros gâteaux limite tu en avais trop.  </text:p>
      <text:p text:style-name="P5"><text:span text:style-name="T1"><text:tab/>Y: peut-être parce qu'ils ont trop de monde ? </text:span></text:p>
      <text:p text:style-name="P3"><text:tab/><text:span text:style-name="T2">[DSP 2.2: L'ambiance du restaurant]</text:span></text:p>
      <text:p text:style-name="P3"><text:tab/>C: C'est vrai qu'il y'a du monde mais l'ambiance est sympathique et ils ont du  bon vin c'est jamais un mal qu'on en <text:tab/>boit évidemment.</text:p>
      <text:p text:style-name="P3"><text:tab/><text:span text:style-name="T2">[DSP 2.3: </text:span><text:span text:style-name="T3">Possibilité de r</text:span><text:span text:style-name="T2">éservation]</text:span></text:p>
      <text:p text:style-name="P3"><text:tab/>Y: tu me conseillerais de réserver pour y aller?</text:p>
      <text:p text:style-name="P3"><text:tab/>C: non, non,  pas vraiment. Mais si tu veux vraiment y manger effectivement il    vaut mieux</text:p>
      <text:p text:style-name="P3"><text:tab/><text:span text:style-name="T2">[DSP3: Mesurer la difficulté de trouver un bon restaurant végétarien]</text:span></text:p>
      <text:p text:style-name="P3"><text:tab/>C: C'est pas trop dure de trouver des restaurants sur paris quand on est végétariens?</text:p>
      <text:p text:style-name="P3"><text:tab/>Y: Si, c'est super dur</text:p>
      <text:p text:style-name="P3"><text:tab/>J'en connais deux. Un où je ne suis jamais aller, on m'a dit que du bien mais tous les commentaires que j'ai lu sur <text:tab/>internet  étaient mauvais. </text:p>
      <text:p text:style-name="P3"><text:tab/>ils disaient que ça se dégradait, que c'était de moins en moins sympathique.  </text:p>
      <text:p text:style-name="P3"><text:tab/>C: Oula !</text:p>
      <text:p text:style-name="P4">[DSP 3.1: Donner un exemple de bon restaurant végétarien sur Paris]</text:p>
      <text:p text:style-name="P3">Y: Il y'a un autre où j'ai été avec l'équipe, c'était y' a pas si longtemps, qui s'appelle le grenier de notre dame.</text:p>
      <text:p text:style-name="P5"><text:span text:style-name="T1">C'est un petit restaurant très sympa, on y mange vraiment bien.</text:span></text:p>
      <text:p text:style-name="P5"><text:span text:style-name="T1"/></text:p>
      <text:p text:style-name="P4">[DSP 4: Mettre le point sur le problème de réservation sur paris]</text:p>
      <text:p text:style-name="P3">Y: Par contre c'est réservation obligatoire. même à 3 ou 4 t'es pas sur de rentrer. </text:p>
      <text:p text:style-name="P3">C: c'est vrai à paris, t'as beau avoir un max de restaurant, le problème des restau, les bons c'est  toujours difficile d'y rentrer au final. </text:p>
      <text:p text:style-name="P3">Y: C'est un petit peu le souci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0:41:13.539269659</meta:creation-date>
    <dc:date>2018-07-04T10:52:52.598422552</dc:date>
    <meta:editing-duration>PT11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418" meta:character-count="2294" meta:non-whitespace-character-count="1870"/>
  </office:meta>
</office:document-meta>
</file>